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2579" fo:background-color="#ffff00"/>
    </style:style>
    <style:style style:name="P2" style:family="paragraph" style:parent-style-name="Preformatted_20_Text">
      <style:text-properties officeooo:paragraph-rsid="00072579"/>
    </style:style>
    <style:style style:name="P3" style:family="paragraph" style:parent-style-name="Preformatted_20_Text">
      <style:text-properties officeooo:rsid="00109971" officeooo:paragraph-rsid="00109971"/>
    </style:style>
    <style:style style:name="P4" style:family="paragraph" style:parent-style-name="Preformatted_20_Text">
      <style:text-properties officeooo:paragraph-rsid="00109971"/>
    </style:style>
    <style:style style:name="P5" style:family="paragraph" style:parent-style-name="Preformatted_20_Text">
      <style:text-properties officeooo:rsid="00138eb7" officeooo:paragraph-rsid="00138eb7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officeooo:rsid="000bce7d"/>
    </style:style>
    <style:style style:name="P8" style:family="paragraph" style:parent-style-name="Standard">
      <style:text-properties officeooo:rsid="0009df27" officeooo:paragraph-rsid="000d7702"/>
    </style:style>
    <style:style style:name="P9" style:family="paragraph" style:parent-style-name="Standard">
      <style:text-properties officeooo:rsid="00149d8c" officeooo:paragraph-rsid="00149d8c"/>
    </style:style>
    <style:style style:name="T1" style:family="text">
      <style:text-properties officeooo:rsid="00109971"/>
    </style:style>
    <style:style style:name="T2" style:family="text">
      <style:text-properties officeooo:rsid="0011a4cd"/>
    </style:style>
    <style:style style:name="T3" style:family="text">
      <style:text-properties officeooo:rsid="00137581"/>
    </style:style>
    <style:style style:name="T4" style:family="text">
      <style:text-properties officeooo:rsid="00137581" fo:background-color="#ffff00" loext:char-shading-value="0"/>
    </style:style>
    <style:style style:name="T5" style:family="text">
      <style:text-properties officeooo:rsid="00138eb7"/>
    </style:style>
    <style:style style:name="T6" style:family="text">
      <style:text-properties officeooo:rsid="0015fa18"/>
    </style:style>
    <style:style style:name="T7" style:family="text">
      <style:text-properties officeooo:rsid="0016a3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14_<text:span text:style-name="T7">2</text:span>. Полный перебор. Minimum Number of Work Sessions to Finish the Tasks</text:p>
      <text:p text:style-name="P2">дан массив целых положительных чисел. Вычислите на Какое минимальное количество подмножеств можно разбить массив так чтобы сумма в каждом подножестве не превышала <text:span text:style-name="T4">sum</text:span></text:p>
      <text:p text:style-name="P3">input: <text:span text:style-name="T3">tasks</text:span> = [3,1,<text:span text:style-name="T3">3,2</text:span>] su<text:span text:style-name="T3">m = 8</text:span></text:p>
      <text:p text:style-name="P3">output: <text:span text:style-name="T3">2</text:span> --» [[3,<text:span text:style-name="T3">3</text:span>,2],[<text:span text:style-name="T3">1</text:span>]]</text:p>
      <text:p text:style-name="P3"/>
      <text:p text:style-name="P4"><text:span text:style-name="T1">мисль:<text:line-break/></text:span><text:span text:style-name="T5">нужно запихать числа в подмножества и так чтоби подмножеств било наименьше</text:span></text:p>
      <text:p text:style-name="P5">т.е. запихиваем в одно — нет</text:p>
      <text:p text:style-name="P5"><text:tab/>питаемся в два — нет .... .</text:p>
      <text:p text:style-name="Standard">1) <text:span text:style-name="T2">отсортированть елементи во входящем массиве по убиванию</text:span></text:p>
      <text:p text:style-name="P9">2) <text:span text:style-name="T6">в цикле от 1(один набор) до максимального(количество тасок) </text:span><text:span text:style-name="T7">tasks.length - 1</text:span><text:span text:style-name="T6"> питаемся запихнуть все в </text:span><text:span text:style-name="T7">заданное количество</text:span><text:span text:style-name="T6"> набор</text:span><text:span text:style-name="T7">ов</text:span></text:p>
      <text:p text:style-name="Standard"/>
      <text:p text:style-name="P6">нарисуем дерево</text:p>
      <text:p text:style-name="P7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11T14:39:17.642705171</dc:date>
    <meta:editing-duration>P1DT3H5M4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0" meta:character-count="647" meta:non-whitespace-character-count="555"/>
  </office:meta>
</office:document-meta>
</file>